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Heading_20_1">
      <style:paragraph-properties fo:line-height="115%" fo:break-before="auto" fo:break-after="auto" style:writing-mode="lr-tb"/>
    </style:style>
    <style:style style:name="P3" style:family="paragraph" style:parent-style-name="Heading_20_2">
      <style:paragraph-properties fo:line-height="115%" fo:break-before="auto" fo:break-after="auto" style:writing-mode="lr-tb"/>
    </style:style>
    <style:style style:name="P4" style:family="paragraph" style:parent-style-name="Title" style:master-page-name="Standard">
      <style:paragraph-properties fo:line-height="115%" style:page-number="auto" fo:break-before="auto" fo:break-after="auto" style:writing-mode="lr-tb"/>
    </style:style>
    <style:style style:name="T1" style:family="text">
      <style:text-properties fo:font-style="italic" style:font-style-asian="italic" style:font-style-complex="italic"/>
    </style:style>
    <style:style style:name="T2"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bookmark text:name="h.v32vq8pjmi8d"/>An online taxonomic database to the stick-insect (Phasmida) egg-parasitising subfamilies Amiseginae and Loboscelidiinae</text:p>
      <text:p text:style-name="P1"/>
      <text:p text:style-name="P1"/>
      <text:h text:style-name="P2" text:outline-level="10"><text:bookmark text:name="h.osed9gg9i9lo"/>Introduction</text:h>
      <text:p text:style-name="P1">[[wasp info]]</text:p>
      <text:p text:style-name="P1"/>
      <text:p text:style-name="P1">The host associations of these wasps are poorly known (numbers). </text:p>
      <text:p text:style-name="P1"/>
      <text:p text:style-name="P1">The Phasmida (= Phasmatodea; Phasmatoptera; Cheleutoptera) are large, obligate herbivores (Bedford, 1978) that are known as pests of agriculture and forestry in North America, Asia and Oceania (Baker, 2015). As these wasps are believed to be obligate parasitoids of phasmid eggs () they have potential for the biological control of phasmid outbreaks and infestations. Our knowledge of host preference and host specificity is currently insufficient (), and further work is required to establish the feasibility of these wasps as control agents. The rate at which this knowledge is acquired could be greatly increased if studies were made by the large number of people interested in phasmids, from pet keepers in the tropics through to professional taxonomists.</text:p>
      <text:p text:style-name="P1"/>
      <text:p text:style-name="P1">The Phasmida Species File Online (Brock, 2015) has become the defacto online resource for reliable taxonomic on that order. It is hoped making knowledge of these enigmatic wasp species freely available online that further research on these groups is encouraged, both by hymenopterists and phasmatologists.</text:p>
      <text:p text:style-name="P1"/>
      <text:h text:style-name="P2" text:outline-level="10"><text:bookmark text:name="h.2mo8hbubsdqt"/>Content</text:h>
      <text:p text:style-name="P1">The last comprehensive species catalogue of the Amiseginae and Loboscelidiinae was published in Kimsey &amp; Bohart (1991). The database presented here draws heavily on this work, and brings it up to date, through the incorporation of information from subsequent publications and online presentation.</text:p>
      <text:p text:style-name="P1"/>
      <text:p text:style-name="P1">The publication of this data paper is intended not only to publicise the online database, but also to provide a convenient method of citation. The Phasmida Species File Online has been cited as a website in multiple fashions with varying dates of ‘publication’. The publication of a data paper (Chavan &amp; Penev, 2011) provides a single method of citation, complete with a Digital Object Identifier (DOI).</text:p>
      <text:p text:style-name="P1"/>
      <text:h text:style-name="P3" text:outline-level="10"><text:bookmark text:name="h.dgf7iasnc0j8"/>Available Data</text:h>
      <text:p text:style-name="P1">The database contains records of all known valid species of Amiseginae and Loboscelidiinae, with full details of synonymy within these subfamilies, both recent and fossil. Full details are given for all type specimens, type species and the first usage of family-group names. Additional specimens from collections have been added from the literature to provide fuller coverage of biogeography. All known host associations are included and referenced.</text:p>
      <text:p text:style-name="P1"><text:soft-page-break/><text:s/></text:p>
      <text:p text:style-name="P1">A bibliography is provided for each taxon indicating concisely the relevant content of each citation (e.g. images, host associations). Where possible references are linked to online copies of manuscripts to aid access to the literature.</text:p>
      <text:h text:style-name="P2" text:outline-level="10"><text:bookmark text:name="h.4rinu675pw6p"/>Technical Overview</text:h>
      <text:p text:style-name="P1">The Chrysididae Species File makes use of the Species File software (Eades et al: http://software.speciesfile.org).</text:p>
      <text:p text:style-name="P1"/>
      <text:p text:style-name="P1"/>
      <text:h text:style-name="P2" text:outline-level="10"><text:bookmark text:name="h.q7h20kpn674g"/>References</text:h>
      <text:p text:style-name="P1">Baker E (2015) The worldwide status of stick insects (Insecta: Phasmida) as pests of agriculture and forestry, with a generalised theory of phasmid outbreaks. Agriculture &amp; Food Security. doi:10.1186/s40066-015-0040-6</text:p>
      <text:p text:style-name="P1"/>
      <text:p text:style-name="P1">Bedford GO (1978) Biology and Ecology of the Phasmatodea. Annual Review of Entomology 23:125-149 doi:10.1146/annurev.en.23.010178.001013</text:p>
      <text:p text:style-name="P1"/>
      <text:p text:style-name="P1">Brock PD (2015) <text:span text:style-name="T1">Phasmida Species File Online</text:span>. Version 5.0/5.0. retrieved: XX/XX/YYYY &lt;<text:a xlink:type="simple" xlink:href="http://phasmida.speciesfile.org/" text:style-name="Internet_20_link" text:visited-style-name="Visited_20_Internet_20_Link">http</text:a><text:a xlink:type="simple" xlink:href="http://phasmida.speciesfile.org/" text:style-name="Internet_20_link" text:visited-style-name="Visited_20_Internet_20_Link">://</text:a><text:a xlink:type="simple" xlink:href="http://phasmida.speciesfile.org/" text:style-name="Internet_20_link" text:visited-style-name="Visited_20_Internet_20_Link">Phasmida</text:a><text:a xlink:type="simple" xlink:href="http://phasmida.speciesfile.org/" text:style-name="Internet_20_link" text:visited-style-name="Visited_20_Internet_20_Link">.</text:a><text:a xlink:type="simple" xlink:href="http://phasmida.speciesfile.org/" text:style-name="Internet_20_link" text:visited-style-name="Visited_20_Internet_20_Link">SpeciesFile</text:a><text:a xlink:type="simple" xlink:href="http://phasmida.speciesfile.org/" text:style-name="Internet_20_link" text:visited-style-name="Visited_20_Internet_20_Link">.</text:a><text:a xlink:type="simple" xlink:href="http://phasmida.speciesfile.org/" text:style-name="Internet_20_link" text:visited-style-name="Visited_20_Internet_20_Link">org</text:a>&gt;.</text:p>
      <text:p text:style-name="P1"/>
      <text:p text:style-name="P1">Chavan V &amp; Penev L (2011) The data paper: a mechanism to incentivize data publishing in biodiversity science. BMC Bioinformatics 2011. 12(Suppl 15):S2 <text:s/><text:tab/><text:tab/><text:tab/>doi:10.1186/1471-2105-12-S15-S2</text:p>
      <text:p text:style-name="P1"/>
      <text:p text:style-name="P1">Kimsey S &amp; Bohart RM (1990[1991]) The Chrysidid Wasps of the World. Oxford University Press. 652pp.</text:p>
      <text:p text:style-name="P1"/>
      <text:p text:style-name="P1">Krombein KV (1983) Biosystematic studies of Ceylonese wasps, XI: A monograph of the Amiseginae and Loboscelidiinae (Hymenoptera: Chrysididae). Smithsonian Contributions to Zoology 376.</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6cm" fo:page-height="29.693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2.2$Linux_X86_64 LibreOffice_project/00m0$Build-2</meta:generator>
    <dc:title/>
    <meta:initial-creator/>
    <dc:creator>Ed Baker</dc:creator>
    <meta:editing-cycles>2</meta:editing-cycles>
    <dc:date>2015-10-27T14:26:03.721428513</dc:date>
    <meta:editing-duration>PT1M34S</meta:editing-duration>
    <meta:document-statistic meta:table-count="0" meta:image-count="0" meta:object-count="0" meta:page-count="2" meta:paragraph-count="22" meta:word-count="537" meta:character-count="3763" meta:non-whitespace-character-count="3241"/>
  </office:meta>
</office:document-meta>
</file>